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in" fo:margin-bottom="0in" style:contextual-spacing="false" fo:line-height="114%" style:writing-mode="lr-tb"/>
    </style:style>
    <style:style style:name="P4" style:family="paragraph" style:parent-style-name="Text_20_body">
      <style:paragraph-properties fo:margin-left="0in" fo:margin-right="0in" fo:margin-top="0in" fo:margin-bottom="0in" style:contextual-spacing="false" fo:line-height="114%" fo:text-indent="0.5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14%" fo:text-indent="0.5in" style:auto-text-indent="false" style:writing-mode="lr-tb"/>
    </style:style>
    <style:style style:name="P6" style:family="paragraph" style:parent-style-name="Text_20_body">
      <style:paragraph-properties fo:margin-left="0.5in" fo:margin-right="0in" fo:margin-top="0in" fo:margin-bottom="0in" style:contextual-spacing="false" fo:line-height="114%" fo:text-indent="0.5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7" style:family="paragraph" style:parent-style-name="Text_20_body">
      <style:paragraph-properties fo:margin-left="0.5in" fo:margin-right="0in" fo:margin-top="0in" fo:margin-bottom="0in" style:contextual-spacing="false" fo:line-height="114%"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8" style:family="paragraph" style:parent-style-name="Text_20_body">
      <style:paragraph-properties fo:margin-left="1in" fo:margin-right="0in" fo:margin-top="0in" fo:margin-bottom="0in" style:contextual-spacing="false" fo:line-height="114%"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1" style:family="text">
      <style:text-properties style:font-name="Arial" fo:font-size="11.25pt" fo:font-style="normal" fo:font-weight="normal"/>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ffff00"/>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ffffff"/>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text-underline-style="none" style:text-blinking="false" fo:background-color="#ffffff"/>
    </style:style>
    <style:style style:name="T7" style:family="text">
      <style:text-properties fo:font-variant="normal" fo:text-transform="none" fo:color="#0b0080" style:text-line-through-style="none" style:font-name="Arial" fo:font-size="11.25pt" fo:font-style="normal" style:text-underline-style="none" fo:font-weight="normal" style:text-blinking="false" fo:background-color="#fffff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15a2c08-20cd-9772-202a-c6bdcf4e872f"/>PCI bus</text:p>
      <text:p text:style-name="P1">Bus is a method of connecting computer components together. Earlier, processor and bus were synchronized. Now, the processor speed has grown very fast. </text:p>
      <text:p text:style-name="P1">A typical desktop PC has two kinds of buses. There is a slower bus for communicating with things like hard disks, sound cards etc. One common bus of this type is the PCI bus. These slower buses connect to the system bus through a bridge which is a part of the computer chipset and acts like a traffic cop integrating data from other buses into the system bus. </text:p>
      <text:p text:style-name="Text_20_body"/>
      <text:p text:style-name="P1">The PCI bus is a hypbrid of ISA and VL-bus. It provides direct memory access for connected devices but uses a bridge to connect to the front side of the bus and therefore to the CPU. </text:p>
      <text:p text:style-name="Text_20_body"/>
      <text:p text:style-name="P1">Frontside bus is a physical connection that actually connects the processor to most of the components in the computer. Backside bus is a connection between the processor and the L2 cache and is faster than the frontside bus so that caching is as fast as possible. </text:p>
      <text:p text:style-name="Text_20_body"/>
      <text:p text:style-name="P1">PCI can connect upto 5 components. </text:p>
      <text:p text:style-name="Text_20_body"/>
      <text:p text:style-name="P1">Plug and Play: It is a mechanism in which we can connect a device or card to the computer and it is automatically detected and configured to work in the system. Intel created the PnP standard and integrated it into the design of PCI. Introduction of PnP accelerated the need for PCI bus. A PnP to work, requires three things.</text:p>
      <text:p text:style-name="P1">PnP BIOS - A core utility that enables PnP and detects PnP. </text:p>
      <text:p text:style-name="P1">ECSD (Extended System Configuration Data) - A file that contains information about PnP devices.</text:p>
      <text:p text:style-name="P1">PnP Operating system: Any OS which has PnP handlers which complete the configuration process started by the BIOS for each PnP device. </text:p>
      <text:p text:style-name="Text_20_body"/>
      <text:p text:style-name="P1">IRQ - Before PCI, every hardware needed a separate IRQ setting. PCI manages hardware interrupts at the bus bridge allowing it to use a single IRQ for multiple devices.</text:p>
      <text:p text:style-name="P1">DMA - This means a device is configured to access system memory without CPU.</text:p>
      <text:p text:style-name="P1">Memory addresses - Devices are assigned a section of system memory for exclusive use by that device. </text:p>
      <text:p text:style-name="P1">I/O configuration - Defines the ports used by the devices for receiving and sending information.</text:p>
      <text:p text:style-name="Text_20_body"/>
      <text:p text:style-name="P1">How PCI device is added</text:p>
      <text:p text:style-name="P1">1. Plug a device into an empty PCI slot.</text:p>
      <text:p text:style-name="P1">2. Power up the computer.</text:p>
      <text:p text:style-name="P1">3. System BIOS initializes the PnP BIOS.</text:p>
      <text:p text:style-name="P1">4. PnP BIOS scans the PCI bus for new hardware. </text:p>
      <text:p text:style-name="P1">5. The new device responds to this by sending the device ID.</text:p>
      <text:p text:style-name="P1">6. The PnP BIOS assigns this device a memory, IRQ line, DMA and I/O settings and saves the data in ECSD.</text:p>
      <text:p text:style-name="P1">7. Windows boots and checks the PIC bus and ECSD and detects that there is a new device and displays a small window saying that Windows has detected a new hardware. </text:p>
      <text:p text:style-name="P1">8. In many case, Windows will identify what it is and load the necessary drivers. If it cant find a <text:soft-page-break/>driver, it will display a pop-up asking the user to install a driver. </text:p>
      <text:p text:style-name="P1">9. Once the driver is installed, it tells the user that the device is ready to use. Some devices require a restart.</text:p>
      <text:p text:style-name="Text_20_body"/>
      <text:p text:style-name="P1">Once the device is functional, it gets the data from external world and this data is carried across the PCI bus to the bus controller. The controller decides what device on the PCI bus has the priority to send data to the CPU. It also checks if the data is going to CPU or the system memory.</text:p>
      <text:p text:style-name="P1">It then assigns a high priority for the data coming through the PCI bus and sends this data over the bus bridge to the system bus.</text:p>
      <text:p text:style-name="Text_20_body"/>
      <text:p text:style-name="P1">The Ethernet controllers provide an interface to the host processor by using on-chip command and status registers and a shared host memory area, set up mainly during initialization. The controllers provide a highly optimized architecture to deliver high performance and PCI/CSA/PCI-X bus efficiency. By implementing hardware acceleration capabilities, the controllers enable offloading various tasks such as TCP/UDP/IP checksum calculations from the host processor. They also minimize I/O accesses and interrupts required to manage the Ethernet controllers and provide a highly configurable design that can be used effectively in various environments.</text:p>
      <text:p text:style-name="P1">The PCI/PCI-X Family of Gigabit Ethernet Controllers handle all IEEE 802.3 receive and transmit</text:p>
      <text:p text:style-name="P1">MAC functions.</text:p>
      <text:p text:style-name="Text_20_body"/>
      <text:p text:style-name="P1">Ethernet Controller Features:</text:p>
      <text:p text:style-name="P1">Network Features</text:p>
      <text:p text:style-name="P2">    <text:span text:style-name="T1">Auto-Negotiation and Link Setup</text:span></text:p>
      <text:p text:style-name="P2">    <text:span text:style-name="T1">Half and Full Duplex</text:span></text:p>
      <text:p text:style-name="P2">    <text:span text:style-name="T1">Flow control support</text:span></text:p>
      <text:p text:style-name="P1">Host-Offloadin Features</text:p>
      <text:p text:style-name="P2">    <text:span text:style-name="T1">TCP/UDP checksum offloading capabilities</text:span></text:p>
      <text:p text:style-name="P2">    <text:span text:style-name="T1">TCP segmentation</text:span></text:p>
      <text:p text:style-name="P2">    <text:span text:style-name="T1">Packet filering based on checksum errors</text:span></text:p>
      <text:p text:style-name="P2">    <text:span text:style-name="T1">802.1q VLAN support</text:span></text:p>
      <text:p text:style-name="P2">    <text:span text:style-name="T1">SNMP and RMON statistic counters</text:span></text:p>
      <text:p text:style-name="P2">    <text:span text:style-name="T1">Support for IPV6</text:span></text:p>
      <text:p text:style-name="P2">    </text:p>
      <text:p text:style-name="Text_20_body"/>
      <text:p text:style-name="P1">Detailed Features</text:p>
      <text:p text:style-name="P1">1. Ethernet interface containing a 10/100/1000 Mb/s PHY that also supports 1000Base-X</text:p>
      <text:p text:style-name="P1">2. Provide direct access to all memory without usin mapping registers</text:p>
      <text:p text:style-name="P2">    <text:span text:style-name="T1">Minimize the target PCI access required to manage Ethernet controller. </text:span></text:p>
      <text:p text:style-name="P2">    <text:span text:style-name="T1">Minimize the number of interrupts required to manage Eth Contoller.</text:span></text:p>
      <text:p text:style-name="P2">    <text:span text:style-name="T1">Offload the host-processor from simple TCP tasks</text:span></text:p>
      <text:p text:style-name="P2">    <text:span text:style-name="T1">Maximize PCI efficiency and performance</text:span></text:p>
      <text:p text:style-name="P2">    <text:span text:style-name="T1">MDIX interfaces is used to connect like devices. MDI is used to connect a router and a host.</text:span></text:p>
      <text:p text:style-name="Text_20_body"/>
      <text:p text:style-name="P1"><text:soft-page-break/>In systems with a dedicated bus for the Ethernet controller, this provides sufficient bandwidth to</text:p>
      <text:p text:style-name="P1">support sustained 1000 Mb/s full-duplex transfer rates. Systems with a shared bus (especially the 32-bit wide interface) might not be able to maintain 1000 Mb/s, but can sustain multiple hundreds of Mbps.</text:p>
      <text:p text:style-name="Text_20_body"/>
      <text:p text:style-name="P1">When processing transmit and receive frames, the Ethernet controller operates as master on the PCI bus. As a master, transaction burst length on the PCI bus is determined by several factors, including the PCI latency timer expiration, the type of bus transfer being made, the size of the data transfer, and whether the data transfer is initiated by receive or transmit logic.</text:p>
      <text:p text:style-name="P1">The PCI/PCI-X bus interfaces to the DMA engine.</text:p>
      <text:p text:style-name="Text_20_body"/>
      <text:p text:style-name="P1">DMA Engine</text:p>
      <text:p text:style-name="P2">    <text:span text:style-name="T1">DMA engine handles the receive and transmit data and descriptor transfers between the host memory and the on-chip memory. </text:span></text:p>
      <text:p text:style-name="P2">    <text:span text:style-name="T1">In receive, DMA transfers the data stored in the receive data FIFO buffer of the on-chip memory to the receive buffer in the host memory specified by the address in the descriptor.</text:span></text:p>
      <text:p text:style-name="P4">In transmit, DMA transfers the data stored in the host memory buffer to the transmit data FIFO buffer.  </text:p>
      <text:p text:style-name="P2">    <text:span text:style-name="T1">The ethernet controller FIFO block contains a 64KB on chip buffer for receive and transmit operation. The receive and transmit size can be allocated based on the system requirements. The FIFO provides a temporary buffer sotrage area for the frames as they are received or transmitted by the ethernet controller.</text:span></text:p>
      <text:p text:style-name="P1">Optimizations while transmitting</text:p>
      <text:p text:style-name="P2">    <text:span text:style-name="T1">Buffer the entire out-going packet before transmission.</text:span></text:p>
      <text:p text:style-name="P2">    <text:span text:style-name="T1">Queue transmit frames within the transmit FIFO. </text:span></text:p>
      <text:p text:style-name="P2">    <text:span text:style-name="T1">Offloading the receiving and transmitting IP and TCP/UDP checksums.</text:span></text:p>
      <text:p text:style-name="P2">    <text:span text:style-name="T1">Directly retransmitting from the transmit FIFO any transmissions resulting in errors thus eliminating the need to re-access the data in the host memory. </text:span></text:p>
      <text:p text:style-name="Text_20_body"/>
      <text:p text:style-name="P1">Functions of Ethernet Controller in receive and transmit MAC blocks</text:p>
      <text:p text:style-name="P2">    <text:span text:style-name="T1">The ethernet controller provides the following capabilities.</text:span></text:p>
      <text:p text:style-name="P2">        <text:span text:style-name="T1">Multicast address filtering </text:span></text:p>
      <text:p text:style-name="P2">        <text:span text:style-name="T1">Strips IEEE 802.1q VLAN tag  and filter packets based on VLAN. </text:span></text:p>
      <text:p text:style-name="P2">    <text:span text:style-name="T1">In transmit, the controller supports insertion of 802.1q VLAN tag.</text:span></text:p>
      <text:p text:style-name="Text_20_body"/>
      <text:p text:style-name="P1">Interrupts in Ethernet Controller</text:p>
      <text:p text:style-name="P2">    <text:span text:style-name="T1">The goals of interrupt handling is to,</text:span></text:p>
      <text:p text:style-name="P2">    <text:span text:style-name="T1">1. Minimize the number of interrupts by accepting multiple receive packets. </text:span></text:p>
      <text:p text:style-name="P2">    <text:span text:style-name="T1">2. Minimize the processing overhead with each interrupt.</text:span></text:p>
      <text:p text:style-name="Text_20_body"/>
      <text:p text:style-name="P1">Hardware Acceleration Capabilities</text:p>
      <text:p text:style-name="P3"><text:span text:style-name="T5">    </text:span><text:span text:style-name="T2">Etherner controller provides offload features like IP, TCP/UDP offload. </text:span><text:span text:style-name="T3">It shifts the burden of the functions from the driver to the hardware.</text:span><text:span text:style-name="T5"> </text:span></text:p>
      <text:p text:style-name="P2"><text:soft-page-break/>    <text:span text:style-name="T1">Checksum offloading:</text:span></text:p>
      <text:p text:style-name="P2">        <text:span text:style-name="T1">The Ethernet controller provides the ability to offload the IP, TCP, and UDP checksum requirements from the software device driver. For common frame types, the hardware automatically calculates, inserts, and checks the appropriate checksum values normally handled by software.</text:span></text:p>
      <text:p text:style-name="Text_20_body"/>
      <text:p text:style-name="P1">Device Driver:</text:p>
      <text:p text:style-name="P2">    <text:span text:style-name="T1">A device driver is a computer program that operates on a particular device attache to the computer. It typically communicates with the device thorough a bus or a communication system which the device connects to.</text:span></text:p>
      <text:p text:style-name="P3"><text:span text:style-name="T4">When a calling program invokes a </text:span><text:a xlink:type="simple" xlink:href="http://en.wikipedia.org/wiki/Subroutine"><text:span text:style-name="T7">routine</text:span></text:a><text:span text:style-name="T6"> </text:span><text:span text:style-name="T4">in the driver, the driver issues commands to the device. Once the device sends data back to the driver, the driver may invoke routines in the original calling program. Drivers are hardware-dependent and </text:span><text:a xlink:type="simple" xlink:href="http://en.wikipedia.org/wiki/Operating_system"><text:span text:style-name="T7">operating-system</text:span></text:a><text:span text:style-name="T4">-specific. They usually provide the </text:span><text:a xlink:type="simple" xlink:href="http://en.wikipedia.org/wiki/Interrupt"><text:span text:style-name="T7">interrupt</text:span></text:a><text:span text:style-name="T6"> </text:span><text:span text:style-name="T4">handling required for any necessary asynchronous time-dependent hardware interface</text:span></text:p>
      <text:p text:style-name="Text_20_body"/>
      <text:p text:style-name="P1">Offloading features</text:p>
      <text:p text:style-name="P2">    <text:span text:style-name="T1">Checksum offloading: Ethernet controller offloads IP / TCP/UDP checksum calculation. The hardware automatically calculates and inserts the checksum values which were normally did by the software. For receive, the hardware automatically checks the packet type, and performs the checksum calculation.</text:span></text:p>
      <text:p text:style-name="P2">    <text:span text:style-name="T1">TCP Segmentation: Allows software device driver to offload packet segmentation and encapsulation into the hardware. The device driver sends the ethernet controller the entire IP / TCP-UDP frame. The ethernet controller segments the packet into legal ethernet frames and then transmit them on the wire. </text:span></text:p>
      <text:p text:style-name="Text_20_body"/>
      <text:p text:style-name="P1">Buffer and descriptor structure</text:p>
      <text:p text:style-name="P2">    <text:span text:style-name="T1">The software gives ownership to the hardware for a buffer of queues for receives. For transmit the software maintains a queue of buffers. The driver software owns a buffer until it is ready to transmit. The s/w then commits the buffer to the h/w. The h/w then owns the buffer until the data is loaded or transmitted in the transmit FIFO. Descriptors store the following information about the buffers.</text:span></text:p>
      <text:p text:style-name="P1">1. Physical address</text:p>
      <text:p text:style-name="P1">2. length</text:p>
      <text:p text:style-name="P1">3. status and command information about the referenced buffer.</text:p>
      <text:p text:style-name="P1">Receive Timer interrupt</text:p>
      <text:p text:style-name="P2">    <text:span text:style-name="T1">The receive timer interrupt is used to signal most of the packet reception events. The packet timer minimizes the number of interrupts generated when many packets are received in a short period of time. The packet timer is started once a packet is received and transferred to host memory. When packet timer expires, receiver timer interrupt is generated. </text:span></text:p>
      <text:p text:style-name="P2">    <text:span text:style-name="T1">Setting the packet timer to 0b the packet timer and causes a receiver timer interrupt to be generated whenever a new packet has been received. </text:span></text:p>
      <text:p text:style-name="Text_20_body"/>
      <text:p text:style-name="P1">Absolute timer</text:p>
      <text:p text:style-name="P2">    <text:span text:style-name="T1">This ensures that a receive interrupt is generated at some pre-defined interval after first packet is received. When the absolute timer expires, a receive timer interrupt is generated. </text:span></text:p>
      <text:p text:style-name="Text_20_body"/>
      <text:p text:style-name="P1"><text:soft-page-break/>Receive packet checksum offloading:</text:p>
      <text:p text:style-name="P2">    <text:span text:style-name="T1">Ethernet controller supports the offloading features of three receive checksums. The packet checksum, The IP header checksum and the TCP/UDP checksum. IPV6 packets do not have checksums.</text:span></text:p>
      <text:p text:style-name="P2">    <text:span text:style-name="T1">Packet checksum is the one’s complement over the entire receive packet starting from the byte indicated after stripping. For example, for an ethernet 2 frame encapsulated as an 802.3 ac VLAN packet with RXCSUM.PCSS set to 14, then the checksum is calculated excluding the 14 byte ethernet header and the 4 byte q-flag. </text:span></text:p>
      <text:p text:style-name="P4">Software must make the required offsetting calculation prior to comparing the packet checksum against the TCP checksum stored in the packet.</text:p>
      <text:p text:style-name="P4">For supported packet/frame types, the entire checksum calculation may be offloaded to the controller. if RXCSUM.IPOFLD is set to 1b, the controller calculates the IP Checksum and indictaes a pass/fail condition to software by means of IP Checksum error bit (RDESC.IPE) in the error field of the receive descriptor. Similarly if RXCSUM.TUOFLD is set to 1b, the ethernet controller calculates the TCP/UDP checksum and indicates a pass/fail condition to software by means of TCP/UDP Checksum error bit (RDESC.TCPE). These error bits are valid when the respective status bits indicates the checksum was calculated for the packet (RDESC.IPCS and RDESC.TCPCS)</text:p>
      <text:p text:style-name="P4">If neither the RXCSUM.IPOFLD or RXCSUM.TUOFLD is set, checksum error bits is 0 for all packets. </text:p>
      <text:p text:style-name="Text_20_body"><text:line-break/><text:line-break/><text:line-break/><text:line-break/><text:line-break/><text:line-break/><text:line-break/><text:line-break/><text:line-break/></text:p>
      <text:p text:style-name="P5"><text:span text:style-name="T2">Host offloading features </text:span><text:soft-page-break/><draw:frame draw:style-name="fr1" draw:name="graphics1" text:anchor-type="as-char" svg:width="6.5in" svg:height="3.8854in" draw:z-index="0"><draw:image xlink:href="https://lh5.googleusercontent.com/vPO_FNnAmzFXVt6GDg0kGcG_CL8XOeYgHBX0HHE1_XXBUpgqaiOsvGsG2i6iux9_i5g9KM0r73PRuIkr1V7LZDY8Ed08tXHy3VmkToHYHnGy5caGgfnHnMBj" xlink:type="simple" xlink:show="embed" xlink:actuate="onLoad"/></draw:frame><text:span text:style-name="T5">    </text:span></text:p>
      <text:p text:style-name="P1">Packet Transmit</text:p>
      <text:p text:style-name="P2">    <text:span text:style-name="T1">This is how a transmission takes place. </text:span></text:p>
      <text:p text:style-name="P2">    <text:span text:style-name="T1">1. The protocol stack receives from the application, a block of data to be transmitted. </text:span></text:p>
      <text:p text:style-name="P2">    <text:span text:style-name="T1">2. The protocol stack calculates the number of packets required to transmit this block based on the size of the MTU size of the medium required packet headers.</text:span></text:p>
      <text:p text:style-name="P2">    <text:span text:style-name="T1">3. For each packet of the data block, </text:span></text:p>
      <text:p text:style-name="P2">        <text:span text:style-name="T1">Ethernet, IP and TCP/UDP headers are prepared by the stack.</text:span></text:p>
      <text:p text:style-name="P2">        <text:span text:style-name="T1">The stack interfaces with the software device driver and commands the driver to send an individual packet. </text:span></text:p>
      <text:p text:style-name="P6">The driver gets the frame and interfaces the hardware. </text:p>
      <text:p text:style-name="P6">The hardware reads the packet from the host memory via DMA transfers. </text:p>
      <text:p text:style-name="P6">The driver returns the ownership of the packet to the Network Operating System (NOS) when the hardware has completed the DMA transfer of the frame. </text:p>
      <text:p text:style-name="Text_20_body"/>
      <text:p text:style-name="P7">Output packets are made up of pointer-length pairs constituting a descriptor chain. Software forms transmit packets by assembling the list of pointer-length pairs, storing this information in the transmit descriptors and then updating the on-chip tail pointer to the descriptor. The transmit descriptor and the buffers are stored in the host memory. Hardware typically transmits the packets only after it has completely fetched all the packet data from the host memory and has deposited it into the on-chip transmit FIFO. This permits TCP/UDP checksum computation and avoid problem with PCI underruns. </text:p>
      <text:p text:style-name="Text_20_body"/>
      <text:p text:style-name="P7">There are three types of transmit descriptors. One is “legacy” and other two are collectively known as extended descriptors. One of them is TCP/IP data descriptor and it points to a block of data and is a replacement to the legacy descriptor since it offers access to new <text:soft-page-break/>offloading capabilities. </text:p>
      <text:p text:style-name="Text_20_body"/>
      <text:p text:style-name="P1">TCP/IP Context Transmit Descriptor format</text:p>
      <text:p text:style-name="P4">The TCP/IP context transmit descriptor provides access to enhanced checksum offload facility available in the ethernet controller. This feature allows TCP and UDP packets to be handled more efficiently by performing additional work in the hardware, thus reducing the software overhead in preparing these packets for transmission. </text:p>
      <text:p text:style-name="P4">The TCP/IP context transmit descriptor does not point to packet data as a data descriptor does. Instead, this descriptor provides access to on-chip context that supports transmit checksum offloading feature provided by the controller. The context is used to control the checksum offloading feature for normal packet transmission. </text:p>
      <text:p text:style-name="P7">The ethernet controller automatically selects the appropriate legacy or normal context to be used based on the current packet transmission. </text:p>
      <text:p text:style-name="P7">In addition to checksum context, there is segmentation context. It includes details such as total payload of the message (TDESC.PAYLEN), the total size of the header (TDESC.HDRLEN), the amount of payload data that should be included in each packet (TDESC.MSS) and information about what type of protocol is used. The context remains constant until it is modified by another descriptor. This means that the context can be used for multiple packets which avoids the “extra descriptor per packet” penalty for most of the frames. This can altogether eliminated if software elects to use TCP/IP Checksum offloading only for a single frame type. </text:p>
      <text:p text:style-name="Text_20_body"><text:line-break/><draw:frame draw:style-name="fr1" draw:name="graphics2" text:anchor-type="as-char" svg:width="6.5in" svg:height="2.198in" draw:z-index="1"><draw:image xlink:href="https://lh5.googleusercontent.com/PCnMmyyhyZHPobA4kVIo-BWCNvdlbtW3xYPmHysA0uvsfwW7bWYRx4B8l-ocj3uF-y7RcRAh2h-MtQgH8bkQksNcg4peFo0WenHKv20eyVbanHCW7fLEKtkR" xlink:type="simple" xlink:show="embed" xlink:actuate="onLoad"/></draw:frame><text:span text:style-name="T5">  </text:span></text:p>
      <text:p text:style-name="P1">The command word TDESC.TUCMD provides options to control TCP segmentation along with some of the generic descriptor processing functions. </text:p>
      <text:p text:style-name="Text_20_body"/>
      <text:p text:style-name="P1">TCP/IP Data descriptor format:</text:p>
      <text:p text:style-name="P2">    <text:span text:style-name="T1">Provides similar functionaity to the legacy mode descriptor but also integrates checksum offloading and TCP segmentation feature. </text:span></text:p>
      <text:p text:style-name="P1">To select this descriptor format, bit 29 in the command field (TDESC.DEXT) must be set to 1b and TDESC.DTYP must be set to 0001b.</text:p>
      <text:p text:style-name="Text_20_body"><text:line-break/><text:soft-page-break/><draw:frame draw:style-name="fr1" draw:name="graphics3" text:anchor-type="as-char" svg:width="6.5in" svg:height="1.3854in" draw:z-index="2"><draw:image xlink:href="https://lh4.googleusercontent.com/JbdvQSLvVqkc2ykVNCBPUeaItv_SZBcUi-g2BTOD7oFDegPyjKZ3T-8ab3pT0BYXLAn9zpXILQiLaVJN8s_l1zkSf4Zpp1ytE6hQFREeG70N8t3D8g83a0vu" xlink:type="simple" xlink:show="embed" xlink:actuate="onLoad"/></draw:frame></text:p>
      <text:p text:style-name="P1">The command field provides options that control checksum offloading and tcp segmentation features.</text:p>
      <text:p text:style-name="Text_20_body"><text:line-break/><draw:frame draw:style-name="fr1" draw:name="graphics4" text:anchor-type="as-char" svg:width="5.5728in" svg:height="1.1772in" draw:z-index="3"><draw:image xlink:href="https://lh5.googleusercontent.com/XYbv0S4fgEp6eiHWwMUaP7yeFKUyR1CaCL7VWdselUYoerj3wbYjyuRDos_4HFVUy3Uk3mgqsBESyI0c_MxqqEEgTrmsu_0ZfmOpUy4AAKFoXNzM6Q_cWNEI" xlink:type="simple" xlink:show="embed" xlink:actuate="onLoad"/></draw:frame></text:p>
      <text:p text:style-name="P1">Transmit descriptor ring structure</text:p>
      <text:p text:style-name="P3"><text:span text:style-name="T5">    </text:span><text:span text:style-name="T2">A pair of hardware registers maintain the transmit queue. New descriptors are added to the ring by writing descriptors into the circular buffer memory region moving the ring’s tail pointer. The tail pointer points one entry beyond the last hardware owned descriptor. Transmission continues upto the point where head equals tail at which point, the queue is empty. Descriptors passed to the hardware should not be manipulated by the software until the head pointer has advanced past them. The following is the transmission ring structure. </text:span><draw:frame draw:style-name="fr1" draw:name="graphics5" text:anchor-type="as-char" svg:width="4.3126in" svg:height="3.6146in" draw:z-index="4"><draw:image xlink:href="https://lh4.googleusercontent.com/XltwB9u-dfLzJqJtsWlMX7vRDb5IiYKyVpOkcTUkjNf3aziEj3krGn12meZkiVALxqgbuKgC8XpoASUci1V9bR5YMU2UWE2JUz7ren_Oc5_VCngt1TKGceu4" xlink:type="simple" xlink:show="embed" xlink:actuate="onLoad"/></draw:frame></text:p>
      <text:p text:style-name="P1">The transmitter descriptor ring is described by the following registers. </text:p>
      <text:p text:style-name="P1">1. Transmit Descriptor Base Address Resgister. (TDBAL and TDBAH)</text:p>
      <text:p text:style-name="P2"><text:soft-page-break/>    <text:span text:style-name="T1">They indicate the start of the descriptor ring buffer. The 64 bit address is aligned on a 16 byte boundary and is stored in two consecutive 32 bit registers. </text:span></text:p>
      <text:p text:style-name="P1">2. Transmit Descriptor Lenght (TDLEN)</text:p>
      <text:p text:style-name="P2">    <text:span text:style-name="T1">Number of bytes allocated to the circular buffer. This value must be 128 byte aligned. </text:span></text:p>
      <text:p text:style-name="P1">3. Transmit Descriptor Head Register </text:p>
      <text:p text:style-name="P2">    <text:span text:style-name="T1">Holds a value which is an offset from base and indicates in-progress descriptor. It gives the descriptors already loaded in the output FIFO. </text:span></text:p>
      <text:p text:style-name="P1">4. Transmit Descriptor Tail Register</text:p>
      <text:p text:style-name="P2">    <text:span text:style-name="T1">Holds a value which is offset from base, and indicates the location beyond the last descriptor hardware can process. This is the location where software writes the 1st new descriptor. </text:span></text:p>
      <text:p text:style-name="Text_20_body"/>
      <text:p text:style-name="P1">The process of checking for completed packets consists of one of the following. </text:p>
      <text:p text:style-name="P2">    <text:span text:style-name="T1">1. Scan memory for descriptor status write-backs.</text:span></text:p>
      <text:p text:style-name="P2">    <text:span text:style-name="T1">2. Take an interrupt. An interrupt can be generated whenever a transmit queue goes empty (ICR.TXQE)</text:span></text:p>
      <text:p text:style-name="Text_20_body"/>
      <text:p text:style-name="P1">Transmit descriptor fetching</text:p>
      <text:p text:style-name="P2">    <text:span text:style-name="T1">When the on-chip buffer is empty, a fetch happens as soon as any descriptors are made available (software writes to the tail pointer). When the on-chip buffer is nearly empty</text:span></text:p>
      <text:p text:style-name="P1">(TXDCTL.PTHRESH), a prefetch is performed whenever enough valid descriptors (TXDCTL.HTHRESH) are available in host memory and no other DMA activity of greater priority</text:p>
      <text:p text:style-name="P1">is pending (descriptor fetches and write-backs or packet data transfers). The descriptor prefetch policy is aggressive to maximize performance. If descriptors reside in an external cache, the system must ensure cache coherency before changing the tail pointer.</text:p>
      <text:p text:style-name="Text_20_body"/>
      <text:p text:style-name="P1">Transmit interrupts</text:p>
      <text:p text:style-name="P2">    <text:span text:style-name="T1">Hardware supplies three transmit interrupts. </text:span></text:p>
      <text:p text:style-name="P2">    <text:span text:style-name="T1">Transmit Queue Empty (TXQE) - Head pointer equal to tail pointer.</text:span></text:p>
      <text:p text:style-name="P2">    <text:span text:style-name="T1">Descriptor Done (TXDW) - Set when hardware writes back a descriptor with RS bit set. </text:span></text:p>
      <text:p text:style-name="P2">    <text:span text:style-name="T1">Transmit Delayed Interrupt (TXDW) - Set when transmit interrupt countdown expires. </text:span></text:p>
      <text:p text:style-name="P6">The countdown register is loaded with the value of the IDV field of the TIDV register. </text:p>
      <text:p text:style-name="P2">    <text:span text:style-name="T1">Link Status Change (LSC) - Set when link status changes</text:span></text:p>
      <text:p text:style-name="P2">    <text:span text:style-name="T1">Transmit Descriptor Ring Low Treshold Hit (TXD_LOW) - Set when total number of </text:span></text:p>
      <text:p text:style-name="P6">transmit descriptors available falls below a treshold. </text:p>
      <text:p text:style-name="Text_20_body"/>
      <text:p text:style-name="P1">TCP Segmentation</text:p>
      <text:p text:style-name="P2">    <text:span text:style-name="T1">Hardware TCP Sementation is one of the offloading options of most TCP/IP stacks. This is often referred to as “Large Send” Oflloading. This feature enables the TCP/IP stack to pass to the ethernet controller software driver a message to be transmitted that is bigger than the MTU. It is then the responsibility of the software driver and the hardware to carve the TCP messages into MTU size frames that have appropriate layer 2, 3, and 4 headers. </text:span></text:p>
      <text:p text:style-name="P2">    <text:span text:style-name="T1">The offloading features of these processes from the software driver to the hardware reduces significant amount of CPU cycles. </text:span></text:p>
      <text:p text:style-name="P2"><text:soft-page-break/>    <text:span text:style-name="T1">Although ethernet controllers TCP segmentation was specifically designed to take advantage of new “TCP Segmentation features”, the hardware implementation was generic so that it could segment traffic from other protocols. </text:span></text:p>
      <text:p text:style-name="Text_20_body"/>
      <text:p text:style-name="P1">The transmission process for the Ethernet controller TCP segmentation offload implementation</text:p>
      <text:p text:style-name="P1">involves:</text:p>
      <text:p text:style-name="P2">    <text:span text:style-name="T1">The protocol stack receives from an application a block of data that is to be transmitted.</text:span></text:p>
      <text:p text:style-name="P4">The stack interfaces to the software device driver and passes the block down with the</text:p>
      <text:p text:style-name="P6">appropriate header information.</text:p>
      <text:p text:style-name="P4">The software device driver sets up the interface to the hardware (via descriptors) for the </text:p>
      <text:p text:style-name="P6">TCP Segmentation context.</text:p>
      <text:p text:style-name="P4">The hardware transfers the packet data and performs the Ethernet packet segmentation </text:p>
      <text:p text:style-name="P8">and transmission based on offset and payload length parameters in the TCP/IP context descriptor including:</text:p>
      <text:p text:style-name="P6">Packet encapsulation</text:p>
      <text:p text:style-name="P6">Header generation &amp; field updates including IP and TCP/UDP checksum generation</text:p>
      <text:p text:style-name="P6">The driver returns ownership of the block of data to the operating system when the hardware has completed the DMA transfer of the entire data block (indicated by an</text:p>
      <text:p text:style-name="P1">interru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d1989 </meta:initial-creator>
    <meta:creation-date>2013-12-23T13:53:16</meta:creation-date>
    <dc:date>2013-12-23T13:53:48</dc:date>
    <dc:creator>chid1989 </dc:creator>
    <meta:editing-duration>P0D</meta:editing-duration>
    <meta:editing-cycles>1</meta:editing-cycles>
    <meta:document-statistic meta:table-count="0" meta:image-count="5" meta:object-count="0" meta:page-count="10" meta:paragraph-count="170" meta:word-count="3127" meta:character-count="20013" meta:non-whitespace-character-count="16686"/>
    <meta:generator>LibreOffice/4.0.2.2$Linux_X86_64 LibreOffice_project/400m0$Build-2</meta:generator>
  </office:meta>
</office:document-meta>
</file>